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34a2" officeooo:paragraph-rsid="001334a2"/>
    </style:style>
    <style:style style:name="P2" style:family="paragraph" style:parent-style-name="Standard">
      <style:text-properties officeooo:rsid="001334a2" officeooo:paragraph-rsid="0014ed77"/>
    </style:style>
    <style:style style:name="P3" style:family="paragraph" style:parent-style-name="Standard">
      <style:text-properties style:text-underline-style="solid" style:text-underline-width="auto" style:text-underline-color="font-color" officeooo:rsid="001334a2" officeooo:paragraph-rsid="001334a2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34a2" officeooo:paragraph-rsid="001334a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e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Certification Dumps</text:p>
      <text:p text:style-name="P1"/>
      <text:p text:style-name="P1"><text:a xlink:type="simple" xlink:href="http://www.getfreedumps.com/">http://www.getfreedumps.com/</text:a></text:p>
      <text:p text:style-name="P1"/>
      <text:p text:style-name="P1">Oracle Database:</text:p>
      <text:p text:style-name="P1"/>
      <text:p text:style-name="P3">Certification: Associate Level: Oracle Database 11g Administrator Certified Associate</text:p>
      <text:p text:style-name="P1"><text:tab/></text:p>
      <text:p text:style-name="P1"><text:tab/><text:tab/>Oracle Database 11g: SQL Fundamentals I (1Z0-051)</text:p>
      <text:p text:style-name="P1"><text:tab/><text:tab/></text:p>
      <text:p text:style-name="P1"><text:tab/><text:tab/>Duration: 120 m</text:p>
      <text:p text:style-name="P1"><text:tab/><text:tab/>No of Question: 66</text:p>
      <text:p text:style-name="P1"><text:tab/><text:tab/>Passing Score: 60%</text:p>
      <text:p text:style-name="P1"><text:tab/><text:tab/>Price: 7308</text:p>
      <text:p text:style-name="P1"/>
      <text:p text:style-name="P1"><text:tab/><text:tab/>Oracle Database 11g: Administration I (1Z0-052)</text:p>
      <text:p text:style-name="P1"><text:tab/><text:tab/></text:p>
      <text:p text:style-name="P1"><text:tab/><text:tab/>Duration: 90m</text:p>
      <text:p text:style-name="P1"><text:tab/><text:tab/>No of Question: 70</text:p>
      <text:p text:style-name="P1"><text:tab/><text:tab/>Passing Score: 66%</text:p>
      <text:p text:style-name="P1"><text:tab/><text:tab/>Price: 8769</text:p>
      <text:p text:style-name="P1"/>
      <text:p text:style-name="P1"><text:span text:style-name="T1">Certification: Profession Level: Oracle Database 11g Administrator Certified Profession</text:span>al</text:p>
      <text:p text:style-name="P1"><text:tab/></text:p>
      <text:p text:style-name="P2"><text:tab/><text:tab/><text:span text:style-name="T2"><text:tab/>Oracle Database 11g: Administration II (1Z0-053)</text:span></text:p>
      <text:p text:style-name="P2"><text:tab/><text:tab/><text:tab/></text:p>
      <text:p text:style-name="P2"><text:tab/><text:tab/><text:tab/>Duration: 1<text:span text:style-name="T2">05</text:span> m</text:p>
      <text:p text:style-name="P2"><text:tab/><text:tab/><text:tab/>No of Question: <text:span text:style-name="T2">78</text:span></text:p>
      <text:p text:style-name="P2"><text:tab/><text:tab/><text:tab/>Passing Score: 6<text:span text:style-name="T2">6</text:span>%</text:p>
      <text:p text:style-name="P2"><text:tab/><text:tab/><text:tab/>Price: <text:span text:style-name="T2">876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1:26:25.759953848</meta:creation-date>
    <dc:date>2014-06-06T11:56:40.414653824</dc:date>
    <meta:editing-duration>PT14M24S</meta:editing-duration>
    <meta:editing-cycles>1</meta:editing-cycles>
    <meta:document-statistic meta:table-count="0" meta:image-count="0" meta:object-count="0" meta:page-count="1" meta:paragraph-count="25" meta:word-count="77" meta:character-count="609" meta:non-whitespace-character-count="508"/>
    <meta:generator>LibreOffice/4.2.3.3$Linux_x86 LibreOffice_project/420m0$Build-3</meta:generator>
  </office:meta>
</office:document-meta>
</file>